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fo:font-size="12pt" style:font-size-asian="12pt" style:font-size-complex="12pt"/>
    </style:style>
    <style:style style:name="P3" style:family="paragraph" style:parent-style-name="Standard">
      <style:text-properties style:font-name="DejaVu Sans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oupe : Ben Salem Anice, Hilmoine Benjamin, Ziyadi Bader, Njiedjouk Zache, Marbaix Baptiste.</text:p>
      <text:p text:style-name="P1"/>
      <text:p text:style-name="P2">Titre : What's Cooking !!</text:p>
      <text:p text:style-name="P2"><text:line-break/>Type de société : SAS</text:p>
      <text:p text:style-name="P2"/>
      <text:p text:style-name="P2">Raisons : </text:p>
      <text:p text:style-name="P2">Tout d'abord la création d'une SAS est assez simple, elle permet de créé notre entreprise d'après nos désirs.</text:p>
      <text:p text:style-name="P2">On peut définir librement le capital de notre entreprise, soit en argent, soit en bien. En étant simples actionnaires, en cas de difficultés, nous ne sommes responsable du remboursement à hauteur du montant apporté, notre patrimoine personnel sera à l'abri des poursuites.</text:p>
      <text:p text:style-name="P2">L'impôt n'est pas calculé par rapport aux actionnaires mais par rapport aux bénéfices de la société, ce qui pourrait être un avantage pour le début.</text:p>
      <text:p text:style-name="P2">L'entreprise peut présenter un nombre illimité d'associé avec un minimum de 2 personnes dans l'entreprise, ainsi que le capital social qui n'a pas de minimum.</text:p>
      <text:p text:style-name="P2">Même en étant les dirigeants de l'entreprise nous sommes considérés comme des employés, nous pouvons donc bénéficier de la protection sociale. De plus, aucune cotisation sociale ne sera à payer tant que nous ne parviendront pas là obtenir un salaire, pour les débuts de l'entreprise.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ptiste MARBAIX</meta:initial-creator>
    <meta:creation-date>2015-03-13T15:07:33</meta:creation-date>
    <dc:date>2015-03-14T09:00:46</dc:date>
    <dc:creator>Baptiste MARBAIX</dc:creator>
    <meta:editing-duration>PT3M7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9" meta:word-count="180" meta:character-count="1121" meta:non-whitespace-character-count="947"/>
  </office:meta>
</office:document-meta>
</file>